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5cm" fo:min-width="4.697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weight="bold" style:font-weight-asian="bold" style:font-weight-complex="bold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3cm" presentation:class="title" presentation:user-transformed="true">
          <draw:text-box>
            <text:p text:style-name="P1">Sistema Difuso de Propinas</text:p>
          </draw:text-box>
        </draw:frame>
        <draw:frame draw:style-name="gr1" draw:text-style-name="P2" draw:layer="layout" svg:width="8.5cm" svg:height="4cm" svg:x="17.5cm" svg:y="7cm">
          <draw:text-box>
            <text:p>INTEGRANTES:</text:p>
            <text:p>- William Andrés Gómez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26cm" svg:height="1.328cm" svg:x="1cm" svg:y="0.5cm" presentation:class="title">
          <draw:text-box>
            <text:p text:style-name="P4"><text:span text:style-name="T1">VARIABLES</text:span></text:p>
          </draw:text-box>
        </draw:frame>
        <draw:frame draw:style-name="gr3" draw:text-style-name="P6" draw:layer="layout" svg:width="8.846cm" svg:height="0.962cm" svg:x="1.154cm" svg:y="2.5cm">
          <draw:text-box>
            <text:p text:style-name="P5"><text:span text:style-name="T1">VARIABLES DE ENTRADA: </text:span></text:p>
          </draw:text-box>
        </draw:frame>
        <draw:frame draw:style-name="gr3" draw:text-style-name="P6" draw:layer="layout" svg:width="7.686cm" svg:height="0.962cm" svg:x="16cm" svg:y="2.5cm">
          <draw:text-box>
            <text:p text:style-name="P5"><text:span text:style-name="T1">VARIABLE DE SALIDA: </text:span></text:p>
          </draw:text-box>
        </draw:frame>
        <draw:frame draw:style-name="gr3" draw:text-style-name="P2" draw:layer="layout" svg:width="7.026cm" svg:height="0.962cm" svg:x="1.474cm" svg:y="4cm">
          <draw:text-box>
            <text:p>1. <text:s/>CALIDAD_COMIDA</text:p>
          </draw:text-box>
        </draw:frame>
        <draw:frame draw:style-name="gr3" draw:text-style-name="P2" draw:layer="layout" svg:width="4.236cm" svg:height="0.962cm" svg:x="1.764cm" svg:y="9.038cm">
          <draw:text-box>
            <text:p>2. SERVICIO</text:p>
          </draw:text-box>
        </draw:frame>
        <draw:frame draw:style-name="gr3" draw:text-style-name="P2" draw:layer="layout" svg:width="4.244cm" svg:height="0.962cm" svg:x="17cm" svg:y="4cm">
          <draw:text-box>
            <text:p>1 . PROPINA</text:p>
          </draw:text-box>
        </draw:frame>
        <draw:frame draw:style-name="gr4" draw:text-style-name="P2" draw:layer="layout" svg:width="0.925cm" svg:height="0.962cm" svg:x="1.941cm" svg:y="5.5cm">
          <draw:text-box>
            <text:p>V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s" fo:country="CO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fo:color="#55308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09T19:50:54.241669935</meta:creation-date>
    <meta:editing-duration>PT2M59S</meta:editing-duration>
    <meta:editing-cycles>2</meta:editing-cycles>
    <meta:generator>LibreOffice/7.2.5.2$Linux_X86_64 LibreOffice_project/499f9727c189e6ef3471021d6132d4c694f357e5</meta:generator>
    <dc:title>Blue Curve</dc:title>
    <dc:date>2022-04-09T20:05:14.479185008</dc:date>
    <meta:document-statistic meta:object-count="48"/>
  </office:meta>
</office:document-meta>
</file>